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9000001562935AE67106524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2.798cm" fo:min-width="4.198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893cm" fo:min-width="1.278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1.147cm" fo:min-width="2.04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4.83cm" fo:min-width="1.27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loext:graphic-properties draw:fill-color="#adc5e7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adc5e7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-color="#adc5e7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25cm" svg:y1="11.668cm" svg:x2="7.603cm" svg:y2="11.668cm">
          <text:p/>
        </draw:line>
        <draw:line draw:style-name="gr1" draw:text-style-name="P1" draw:layer="layout" svg:x1="8.492cm" svg:y1="9.128cm" svg:x2="8.492cm" svg:y2="8.239cm">
          <text:p/>
        </draw:line>
        <draw:line draw:style-name="gr1" draw:text-style-name="P1" draw:layer="layout" svg:x1="9.325cm" svg:y1="9.868cm" svg:x2="11.103cm" svg:y2="9.868cm">
          <text:p/>
        </draw:line>
        <draw:custom-shape draw:style-name="gr2" draw:text-style-name="P3" draw:layer="layout" svg:width="4.698cm" svg:height="3.048cm" svg:x="1.127cm" svg:y="10.144cm">
          <text:p text:style-name="P2">Laptop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143cm" svg:x="7.603cm" svg:y="7.096cm">
          <text:p text:style-name="P2"><text:span text:style-name="T1">Power-</text:span><text:span text:style-name="T1"><text:line-break/></text:span><text:span text:style-name="T1">Bank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397cm" svg:x="10.778cm" svg:y="9.128cm">
          <text:p text:style-name="P2"><text:span text:style-name="T2">Beaglebone</text:span><text:span text:style-name="T2"><text:line-break/></text:span><text:span text:style-name="T2">Black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26cm" svg:y1="11.668cm" svg:x2="11.104cm" svg:y2="11.668cm">
          <text:p/>
        </draw:line>
        <draw:custom-shape draw:style-name="gr4" draw:text-style-name="P5" draw:layer="layout" svg:width="2.54cm" svg:height="1.397cm" svg:x="10.779cm" svg:y="10.928cm">
          <text:p text:style-name="P2"><text:span text:style-name="T2">Kamera</text:span><text:span text:style-name="T2"><text:line-break/></text:span><text:span text:style-name="T2">D435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26cm" svg:y1="13.468cm" svg:x2="11.104cm" svg:y2="13.468cm">
          <text:p/>
        </draw:line>
        <draw:custom-shape draw:style-name="gr4" draw:text-style-name="P5" draw:layer="layout" svg:width="2.54cm" svg:height="1.397cm" svg:x="10.779cm" svg:y="12.728cm">
          <text:p text:style-name="P2"><text:span text:style-name="T2">Turtlebo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78cm" svg:height="5.08cm" svg:x="7.603cm" svg:y="9.128cm">
          <text:p text:style-name="P2">USB-<text:line-break/>Hub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319cm" svg:y1="9.355cm" svg:x2="14.208cm" svg:y2="9.355cm">
          <text:p/>
        </draw:line>
        <draw:line draw:style-name="gr1" draw:text-style-name="P1" draw:layer="layout" svg:x1="13.32cm" svg:y1="9.655cm" svg:x2="14.209cm" svg:y2="9.655cm">
          <text:p/>
        </draw:line>
        <draw:line draw:style-name="gr1" draw:text-style-name="P1" draw:layer="layout" svg:x1="13.32cm" svg:y1="9.955cm" svg:x2="14.209cm" svg:y2="9.955cm">
          <text:p/>
        </draw:line>
        <draw:line draw:style-name="gr1" draw:text-style-name="P1" draw:layer="layout" svg:x1="13.32cm" svg:y1="10.255cm" svg:x2="14.209cm" svg:y2="10.255cm">
          <text:p/>
        </draw:line>
        <draw:frame draw:style-name="gr6" draw:text-style-name="P1" draw:layer="layout" svg:width="0.973cm" svg:height="0.467cm" svg:x="6.223cm" svg:y="11.128cm">
          <draw:image xlink:href="Pictures/10000201000002C9000001562935AE67106524D5.png" xlink:type="simple" xlink:show="embed" xlink:actuate="onLoad">
            <text:p/>
          </draw:image>
        </draw:frame>
        <draw:frame draw:style-name="gr6" draw:text-style-name="P1" draw:layer="layout" svg:width="0.973cm" svg:height="0.467cm" svg:x="9.624cm" svg:y="11.129cm">
          <draw:image xlink:href="Pictures/10000201000002C9000001562935AE67106524D5.png" xlink:type="simple" xlink:show="embed" xlink:actuate="onLoad">
            <text:p/>
          </draw:image>
        </draw:frame>
        <draw:frame draw:style-name="gr6" draw:text-style-name="P1" draw:layer="layout" svg:width="0.973cm" svg:height="0.467cm" svg:x="9.625cm" svg:y="9.33cm">
          <draw:image xlink:href="Pictures/10000201000002C9000001562935AE67106524D5.png" xlink:type="simple" xlink:show="embed" xlink:actuate="onLoad">
            <text:p/>
          </draw:image>
        </draw:frame>
        <draw:frame draw:style-name="gr6" draw:text-style-name="P1" draw:layer="layout" svg:width="0.973cm" svg:height="0.467cm" svg:x="9.626cm" svg:y="12.931cm">
          <draw:image xlink:href="Pictures/10000201000002C9000001562935AE67106524D5.png" xlink:type="simple" xlink:show="embed" xlink:actuate="onLoad">
            <text:p/>
          </draw:image>
        </draw:frame>
        <draw:custom-shape draw:style-name="gr4" draw:text-style-name="P6" draw:layer="layout" svg:width="2.54cm" svg:height="1.397cm" svg:x="14.078cm" svg:y="9.128cm">
          <text:p text:style-name="P2"><text:span text:style-name="T3">Laserdistanz-</text:span></text:p>
          <text:p text:style-name="P2"><text:span text:style-name="T3">Sensor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1:46:44.003642918</meta:creation-date>
    <dc:date>2019-06-01T21:09:47.718353694</dc:date>
    <meta:editing-duration>PT6H55M21S</meta:editing-duration>
    <meta:editing-cycles>3</meta:editing-cycles>
    <meta:generator>LibreOffice/6.0.7.3$Linux_X86_64 LibreOffice_project/00m0$Build-3</meta:generator>
    <meta:document-statistic meta:object-count="20"/>
  </office:meta>
</office:document-meta>
</file>